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1be083" officeooo:paragraph-rsid="001be083"/>
    </style:style>
    <style:style style:name="P9" style:family="paragraph" style:parent-style-name="Text_20_body">
      <style:paragraph-properties fo:break-before="page"/>
      <style:text-properties officeooo:rsid="001be083" officeooo:paragraph-rsid="001be083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paragraph-rsid="001be083" style:font-size-asian="10pt" style:font-size-complex="10pt"/>
    </style:style>
    <style:style style:name="P12" style:family="paragraph" style:parent-style-name="Text_20_body">
      <style:text-properties officeooo:paragraph-rsid="001be083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Heading_20_1">
      <style:paragraph-properties fo:break-before="page"/>
      <style:text-properties officeooo:rsid="001be083" officeooo:paragraph-rsid="001be083"/>
    </style:style>
    <style:style style:name="P15" style:family="paragraph" style:parent-style-name="Heading_20_2">
      <style:text-properties officeooo:rsid="001be083" officeooo:paragraph-rsid="001be083"/>
    </style:style>
    <style:style style:name="P16" style:family="paragraph" style:parent-style-name="Heading_20_2">
      <style:text-properties officeooo:rsid="001be083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text-properties officeooo:rsid="001ef3ab" officeooo:paragraph-rsid="001ef3ab"/>
    </style:style>
    <style:style style:name="P19" style:family="paragraph" style:parent-style-name="Table_20_Contents" style:list-style-name="L1">
      <style:text-properties fo:font-size="10pt" officeooo:paragraph-rsid="001be083" style:font-size-asian="10pt" style:font-size-complex="10pt"/>
    </style:style>
    <style:style style:name="P20" style:family="paragraph" style:parent-style-name="Table_20_Contents" style:list-style-name="L2">
      <style:text-properties fo:font-size="10pt" officeooo:paragraph-rsid="001be083" style:font-size-asian="10pt" style:font-size-complex="10pt"/>
    </style:style>
    <style:style style:name="P21" style:family="paragraph" style:parent-style-name="Text_20_body" style:list-style-name="L3">
      <style:text-properties officeooo:paragraph-rsid="001be083"/>
    </style:style>
    <style:style style:name="P22" style:family="paragraph" style:parent-style-name="Text_20_body" style:list-style-name="L3">
      <style:text-properties officeooo:rsid="001be083" officeooo:paragraph-rsid="001be083"/>
    </style:style>
    <style:style style:name="P23" style:family="paragraph" style:parent-style-name="Text_20_body" style:list-style-name="L4">
      <style:text-properties officeooo:rsid="001be083" officeooo:paragraph-rsid="001be083"/>
    </style:style>
    <style:style style:name="P24" style:family="paragraph" style:parent-style-name="Text_20_body" style:list-style-name="L5">
      <style:paragraph-properties fo:margin-top="0in" fo:margin-bottom="0in" style:contextual-spacing="false"/>
      <style:text-properties officeooo:rsid="001be083" officeooo:paragraph-rsid="001be083"/>
    </style:style>
    <style:style style:name="P25" style:family="paragraph" style:parent-style-name="Text_20_body" style:list-style-name="L6">
      <style:text-properties officeooo:rsid="001be083" officeooo:paragraph-rsid="001be083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3ab" style:font-weight-asian="bold" style:font-weight-complex="bold"/>
    </style:style>
    <style:style style:name="T4" style:family="text">
      <style:text-properties fo:font-style="italic" officeooo:rsid="001be0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be083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d626c"/>
    </style:style>
    <style:style style:name="T9" style:family="text">
      <style:text-properties officeooo:rsid="001ef3ab"/>
    </style:style>
    <style:style style:name="T10" style:family="text">
      <style:text-properties officeooo:rsid="0023198b"/>
    </style:style>
    <style:style style:name="T11" style:family="text">
      <style:text-properties officeooo:rsid="0024ae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1240_632869935"/>Internationalization<text:bookmark-end text:name="__RefHeading___Toc1240_632869935"/></text:h>
      <text:p text:style-name="P8">This section covers the specifications AutomataCI native communication languages (as in we, human communicates) and how the team came to a rationale conclusion for such deployment.</text:p>
      <text:h text:style-name="P15" text:outline-level="2"><text:bookmark-start text:name="__RefHeading___Toc26242_267076116"/>Default to International English (en)<text:bookmark-end text:name="__RefHeading___Toc26242_267076116"/></text:h>
      <text:p text:style-name="P8">AutomataCI fundamentally is a product of Science, Mathematics, Engineering, and Technologies (STEM). Hence, <text:span text:style-name="T2">the default language is always in International English</text:span> (code: <text:span text:style-name="T5">en</text:span><text:span text:style-name="T7"> without any country code</text:span>). As STEM is mainly conversed in English across the Earth, AutomataCI gradually comply to its default. Here are some of the supporting cases:</text:p>
      <text:list text:style-name="L3">
        <text:list-item>
          <text:p text:style-name="P22"><text:a xlink:type="simple" xlink:href="https://old.iupac.org/publications/ci/2013/3503/bw2_moreau.html" text:style-name="Internet_20_link" text:visited-style-name="Visited_20_Internet_20_Link">https://old.iupac.org/publications/ci/2013/3503/bw2_moreau.html</text:a></text:p>
        </text:list-item>
        <text:list-item>
          <text:p text:style-name="P21"><text:a xlink:type="simple" xlink:href="https://www.ncbi.nlm.nih.gov/pmc/articles/PMC3341706/" text:style-name="Internet_20_link" text:visited-style-name="Visited_20_Internet_20_Link"><text:span text:style-name="T6">https://www.ncbi.nlm.nih.gov/pmc/articles/PMC3341706/</text:span></text:a></text:p>
        </text:list-item>
      </text:list>
      <text:p text:style-name="P8">AutomataCI believes in building windows and doors welcoming people from different background; not walls that discriminates people or becoming a politicians’ excuses.</text:p>
      <text:h text:style-name="P16" text:outline-level="2"><text:bookmark-start text:name="__RefHeading___Toc26244_267076116"/>UTF-8 Encoding<text:bookmark-end text:name="__RefHeading___Toc26244_267076116"/></text:h>
      <text:p text:style-name="P12"><text:span text:style-name="T6">Although AutomataCI defaults to English, by default, AutomataCI shall and always configure itsefl to UTF-8 encoding and using font that supports many other languages such as </text:span><text:span text:style-name="T4">Noto Sans</text:span><text:span text:style-name="T6"> and </text:span><text:span text:style-name="T4">Noto Serif</text:span><text:span text:style-name="T6"> from the Noto Project (</text:span><text:a xlink:type="simple" xlink:href="https://fonts.google.com/noto" text:style-name="Internet_20_link" text:visited-style-name="Visited_20_Internet_20_Link"><text:span text:style-name="T6">https://fonts.google.com/noto</text:span></text:a><text:span text:style-name="T6">).</text:span></text:p>
      <text:h text:style-name="Heading_20_2" text:outline-level="2">Derivative Translation</text:h>
      <text:p text:style-name="P8">Depending on the content nature, AutomataCI performs derivative translation from the main International English copy into other languages (when translation is available). This means 2 things:</text:p>
      <text:list text:style-name="L4">
        <text:list-item>
          <text:p text:style-name="P23">International English version is the most updated and first to be finalized.</text:p>
        </text:list-item>
        <text:list-item>
          <text:p text:style-name="P23">Should there be any incomplete translation, it is vital to fall back to the default language.</text:p>
        </text:list-item>
      </text:list>
      <text:p text:style-name="P8"/>
      <text:h text:style-name="P17" text:outline-level="2"><text:bookmark-start text:name="__RefHeading___Toc26246_267076116"/><text:bookmark-start text:name="__DdeLink__316_419490286"/>ISO639-1+ISO-15954+ISO-31661Alpha2 <text:span text:style-name="T6">Language Code</text:span><text:bookmark-end text:name="__RefHeading___Toc26246_267076116"/><text:bookmark-end text:name="__DdeLink__316_419490286"/></text:h>
      <text:p text:style-name="P8">AutomataCI uses 3 sets of standards to identify a language for a given location in order to facilitate its services properly especially in the location where geographical fencing is required. <text:span text:style-name="T8">While AutomataCI is aware there are other ID systems, this is the preferred one as they’re intuitive to be accurate without much guessing. </text:span>The format is listed in <text:span text:style-name="T11">Table </text:span><text:sequence-ref text:reference-format="value" text:ref-name="refText0">1</text:sequence-ref>.</text:p>
      <text:h text:style-name="P13" text:outline-level="10"><text:bookmark-start text:name="__RefHeading___Toc348_36658727"/><text:span text:style-name="T6">Table</text:span> <text:sequence text:ref-name="refText0" text:name="Text" text:formula="ooow:Text+1" style:num-format="1">1</text:sequence>: <text:span text:style-name="T6">Auto</text:span><text:span text:style-name="T10">ma</text:span><text:span text:style-name="T6">taCI Language Code Format</text:span><text:bookmark-end text:name="__RefHeading___Toc348_36658727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">{iso639-1}[-{iso15954}][-iso31661]</text:p>
            <text:p text:style-name="P7">{language_code}[-language_variant][-country_code]</text:p>
            <text:p text:style-name="Table_20_Contents"/>
            <text:p text:style-name="P10">NOTE:</text:p>
            <text:list text:style-name="L1">
              <text:list-item>
                <text:p text:style-name="P19">All must be in lowercase.</text:p>
              </text:list-item>
              <text:list-item>
                <text:p text:style-name="P19">Only dash (-) is used for separation.</text:p>
              </text:list-item>
            </text:list>
            <text:p text:style-name="P11"/>
            <text:p text:style-name="P11">LEGEND:</text:p>
            <text:list text:style-name="L2">
              <text:list-item>
                <text:p text:style-name="P20"><text:span text:style-name="T2">{ … }</text:span> - Compulsory Element</text:p>
              </text:list-item>
              <text:list-item>
                <text:p text:style-name="P20"><text:span text:style-name="T2">[ … ]</text:span> - Optional Element</text:p>
              </text:list-item>
            </text:list>
          </table:table-cell>
        </table:table-row>
      </table:table>
      <text:p text:style-name="P8">Examples:</text:p>
      <text:list text:style-name="L5">
        <text:list-item>
          <text:p text:style-name="P24"><text:span text:style-name="T2">en</text:span> – International English.</text:p>
        </text:list-item>
        <text:list-item>
          <text:p text:style-name="P24"><text:span text:style-name="T2">en-us</text:span> – English (United States).</text:p>
        </text:list-item>
        <text:list-item>
          <text:p text:style-name="P24"><text:span text:style-name="T2">fr</text:span> – International French.</text:p>
        </text:list-item>
        <text:list-item>
          <text:p text:style-name="P24"><text:span text:style-name="T2">fr-ca</text:span> – Canadian French.</text:p>
        </text:list-item>
        <text:list-item>
          <text:p text:style-name="P24"><text:span text:style-name="T2">zh-hans</text:span> – International Simplified Chinese.</text:p>
        </text:list-item>
        <text:list-item>
          <text:p text:style-name="P24"><text:span text:style-name="T2">zh-hant</text:span> – International Traditional Chinese.</text:p>
        </text:list-item>
        <text:list-item>
          <text:p text:style-name="P24"><text:span text:style-name="T2">zh-hans-tw</text:span> – Taiwanese Simplified Chinese.</text:p>
        </text:list-item>
        <text:list-item>
          <text:p text:style-name="P24"><text:span text:style-name="T2">zh-hans-hk</text:span> – Hong Kong SAR Simplified Chinese.</text:p>
        </text:list-item>
        <text:list-item>
          <text:p text:style-name="P24"><text:span text:style-name="T2">zh-hans-cn</text:span> – Mainland China Simplified Chinese.</text:p>
        </text:list-item>
        <text:list-item>
          <text:p text:style-name="P24"><text:span text:style-name="T2">zh-hant-tw</text:span> – Taiwanese Traditional Chinese.</text:p>
        </text:list-item>
        <text:list-item>
          <text:p text:style-name="P24"><text:span text:style-name="T2">zh-hant-hk</text:span> – Hong Kong SAR Traditional Chinese.</text:p>
        </text:list-item>
        <text:list-item>
          <text:p text:style-name="P24"><text:span text:style-name="T2">zh-hant-cn</text:span> – Mainland China <text:bookmark-start text:name="__DdeLink__31794_818150953"/>Traditional<text:bookmark-end text:name="__DdeLink__31794_818150953"/> Chinese.</text:p>
        </text:list-item>
        <text:list-item>
          <text:p text:style-name="P24"><text:span text:style-name="T2">zh-hans-us</text:span> – United States Simplified Chinese.</text:p>
        </text:list-item>
        <text:list-item>
          <text:p text:style-name="P24"><text:span text:style-name="T2">zh-hant-us</text:span> – United States Traditional Chinese.</text:p>
        </text:list-item>
      </text:list>
      <text:p text:style-name="P8"/>
      <text:p text:style-name="P9">References:</text:p>
      <text:list text:style-name="L6">
        <text:list-item>
          <text:p text:style-name="P25"><text:a xlink:type="simple" xlink:href="https://developers.google.com/search/docs/specialty/international/localized-versions" text:style-name="Internet_20_link" text:visited-style-name="Visited_20_Internet_20_Link">https://developers.google.com/search/docs/specialty/international/localized-versions</text:a></text:p>
        </text:list-item>
        <text:list-item>
          <text:p text:style-name="P25"><text:a xlink:type="simple" xlink:href="https://en.wikipedia.org/wiki/List_of_ISO_639-1_codes" text:style-name="Internet_20_link" text:visited-style-name="Visited_20_Internet_20_Link">https://en.wikipedia.org/wiki/List_of_ISO_639-1_codes</text:a></text:p>
        </text:list-item>
        <text:list-item>
          <text:p text:style-name="P25"><text:a xlink:type="simple" xlink:href="https://unicode.org/iso15924/iso15924-codes.html" text:style-name="Internet_20_link" text:visited-style-name="Visited_20_Internet_20_Link">https://unicode.org/iso15924/iso15924-codes.html</text:a></text:p>
        </text:list-item>
        <text:list-item>
          <text:p text:style-name="P25"><text:a xlink:type="simple" xlink:href="https://en.wikipedia.org/wiki/ISO_3166-1_alpha-2" text:style-name="Internet_20_link" text:visited-style-name="Visited_20_Internet_20_Link">https://en.wikipedia.org/wiki/ISO_3166-1_alpha-2</text:a></text:p>
        </text:list-item>
      </text:list>
      <text:p text:style-name="P8"/>
      <text:h text:style-name="P18" text:outline-level="2"><text:bookmark-start text:name="__RefHeading___Toc26246_267076116 Copy 1"/>S.I Unit Measurement Compliance<text:bookmark-end text:name="__RefHeading___Toc26246_267076116 Copy 1"/></text:h>
      <text:p text:style-name="P8"><text:span text:style-name="T9">For any measurements, </text:span><text:span text:style-name="T2">AutomataCI strictly uses </text:span><text:span text:style-name="T3">and comply to</text:span><text:span text:style-name="T2"> </text:span><text:span text:style-name="T3">t</text:span><text:span text:style-name="T2">he International System of Units (S.I) units</text:span>. This is for aligning to the international science communities and remove unnecessary conversions when used anywhere in the wor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default-outline-level="10" style:list-style-name="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bookmark-start text:name="__DdeLink__1273_2534620714"/><text:page-number text:select-page="current">2</text:page-number><text:s/><text:span text:style-name="MT1">of </text:span><text:page-count>3</text:page-count><text:bookmark-end text:name="__DdeLink__1273_2534620714"/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16H3M37S</meta:editing-duration>
    <meta:editing-cycles>21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02:42.707368515</dc:date>
    <dc:creator>Kean Ho Chew</dc:creator>
    <meta:document-statistic meta:table-count="1" meta:image-count="0" meta:object-count="0" meta:page-count="3" meta:paragraph-count="51" meta:word-count="462" meta:character-count="3497" meta:non-whitespace-character-count="3104"/>
    <meta:template xlink:type="simple" xlink:actuate="onRequest" xlink:title="Official Book" xlink:href="../../templates/Book.ott" meta:date="2023-11-17T20:33:17.245827505"/>
  </office:meta>
</office:document-meta>
</file>